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134cm" style:rel-column-width="436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O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O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8.308cm" table:align="margins"/>
    </style:style>
    <style:style style:name="Tabelle3.A" style:family="table-column">
      <style:table-column-properties style:column-width="0.415cm" style:rel-column-width="3276*"/>
    </style:style>
    <style:style style:name="Tabelle3.T" style:family="table-column">
      <style:table-column-properties style:column-width="0.418cm" style:rel-column-width="3291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T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T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8*"/>
    </style:style>
    <style:style style:name="Tabelle4.B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5" style:family="table">
      <style:table-properties style:width="8.306cm" table:align="margins"/>
    </style:style>
    <style:style style:name="Tabelle5.A" style:family="table-column">
      <style:table-column-properties style:column-width="4.152cm" style:rel-column-width="32767*"/>
    </style:style>
    <style:style style:name="Tabelle5.B" style:family="table-column">
      <style:table-column-properties style:column-width="4.154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3.96cm" table:align="margins"/>
    </style:style>
    <style:style style:name="Tabelle6.A" style:family="table-column">
      <style:table-column-properties style:column-width="0.247cm" style:rel-column-width="4095*"/>
    </style:style>
    <style:style style:name="Tabelle6.P" style:family="table-column">
      <style:table-column-properties style:column-width="0.249cm" style:rel-column-width="4110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P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P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5*15 table</text:p>
      <table:table table:name="Tabelle1" table:style-name="Tabelle1">
        <table:table-column table:style-name="Tabelle1.A" table:number-columns-repeated="15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O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O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*2 table with 20*2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/>
          </table:table-cell>
          <table:table-cell table:style-name="Tabelle2.B1" office:value-type="string">
            <table:table table:name="Tabelle3" table:style-name="Tabelle3">
              <table:table-column table:style-name="Tabelle3.A" table:number-columns-repeated="19"/>
              <table:table-column table:style-name="Tabelle3.T"/>
              <table:table-row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T1" office:value-type="string">
                  <text:p text:style-name="Table_20_Contents"/>
                </table:table-cell>
              </table:table-row>
              <table:table-row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A2" office:value-type="string">
                  <text:p text:style-name="Table_20_Contents"/>
                </table:table-cell>
                <table:table-cell table:style-name="Tabelle3.T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Table 1*2, right 4*4; and within again16*3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/>
          </table:table-cell>
          <table:table-cell table:style-name="Tabelle4.B1" office:value-type="string"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Table_20_Contents"/>
                </table:table-cell>
                <table:table-cell table:style-name="Tabelle5.B1" office:value-type="string">
                  <table:table table:name="Tabelle6" table:style-name="Tabelle6">
                    <table:table-column table:style-name="Tabelle6.A" table:number-columns-repeated="15"/>
                    <table:table-column table:style-name="Tabelle6.P"/>
                    <table:table-row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P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P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P2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elle5.A2" office:value-type="string">
                  <text:p text:style-name="Table_20_Contents"/>
                </table:table-cell>
                <table:table-cell table:style-name="Tabelle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egoe UI" style:font-size-asian="10.5pt" style:language-asian="zxx" style:country-asian="none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07:39:39.95</meta:creation-date>
    <meta:generator>OpenOffice.org/3.4.1$Win32 OpenOffice.org_project/341m1$Build-9593</meta:generator>
    <dc:date>2013-09-06T14:18:01.53</dc:date>
    <meta:editing-duration>PT47S</meta:editing-duration>
    <meta:editing-cycles>2</meta:editing-cycles>
    <meta:document-statistic meta:table-count="6" meta:image-count="0" meta:object-count="0" meta:page-count="1" meta:paragraph-count="3" meta:word-count="13" meta:character-count="72"/>
  </office:meta>
</office:document-meta>
</file>